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officeooo:paragraph-rsid="00080ebf" style:text-blinking="false" fo:background-color="transparen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underline-style="none" officeooo:rsid="00080ebf" officeooo:paragraph-rsid="00080ebf" style:text-blinking="false" fo:background-color="transparent"/>
    </style:style>
    <style:style style:name="P3" style:family="paragraph" style:parent-style-name="Standard">
      <style:text-properties officeooo:paragraph-rsid="00080ebf"/>
    </style:style>
    <style:style style:name="P4" style:family="paragraph" style:parent-style-name="Standard">
      <style:text-properties officeooo:paragraph-rsid="0008e19d"/>
    </style:style>
    <style:style style:name="P5" style:family="paragraph" style:parent-style-name="Standard">
      <style:text-properties officeooo:rsid="0008e19d" officeooo:paragraph-rsid="0008e19d"/>
    </style:style>
    <style:style style:name="T1" style:family="text">
      <style:text-properties style:font-name="Liberation Serif" fo:font-size="12pt" fo:font-style="normal" fo:font-weight="normal"/>
    </style:style>
    <style:style style:name="T2" style:family="text">
      <style:text-properties officeooo:rsid="00080ebf"/>
    </style:style>
    <style:style style:name="T3" style:family="text">
      <style:text-properties fo:color="#000000" loext:opacity="100%" fo:font-style="normal" style:text-underline-style="none" style:font-style-asian="normal" style:font-style-complex="normal"/>
    </style:style>
    <style:style style:name="T4" style:family="text">
      <style:text-properties fo:color="#000000" loext:opacity="100%" fo:font-style="normal" style:text-underline-style="none" fo:font-weight="normal" style:font-style-asian="normal" style:font-style-complex="normal"/>
    </style:style>
    <style:style style:name="T5" style:family="text">
      <style:text-properties officeooo:rsid="0008e1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85f4f63-7fff-cbba-d37b-cb213fddb233"/><text:span text:style-name="T1">Xerox</text:span> <text:span text:style-name="T2">Menorca</text:span></text:p>
      <text:p text:style-name="P2">Impresores</text:p>
      <text:p text:style-name="Standard"/>
      <text:p text:style-name="Standard"/>
      <text:p text:style-name="P3">Sr. R<text:span text:style-name="T2">afael</text:span> T<text:span text:style-name="T2">rujillano</text:span> G<text:span text:style-name="T2">onzalez</text:span></text:p>
      <text:p text:style-name="Standard">Gerent de<text:span text:style-name="T2">l </text:span><text:a xlink:type="simple" xlink:href="https://xeroxmenorca.es/" text:style-name="Internet_20_link" text:visited-style-name="Visited_20_Internet_20_Link"><text:span text:style-name="T3">Concesionario </text:span><text:span text:style-name="T4">y</text:span><text:span text:style-name="T3"> Servicio </text:span><text:span text:style-name="T4">Técnico</text:span><text:span text:style-name="T3"> Oficial </text:span><text:span text:style-name="T4">XEROX</text:span><text:span text:style-name="T3"> en </text:span><text:span text:style-name="T4">Menorca</text:span></text:a></text:p>
      <text:p text:style-name="P4">C/ MARIA LLUISA SERRA, 87 </text:p>
      <text:p text:style-name="P4">07703, </text:p>
      <text:p text:style-name="P4">MAÓ (ILLES BALEARS)</text:p>
      <text:p text:style-name="Standard"/>
      <text:p text:style-name="Standard"/>
      <text:p text:style-name="Standard">Senyor,</text:p>
      <text:p text:style-name="Standard"/>
      <text:p text:style-name="P5">A l’IES Joan Ramis I Ramis estem renovant equip ofimàtic. És per tal motiu que voliem realitzar la compra d’aulguns dels seu eqiips Xerox Altalink <text:s/>model C81xx. Ens agradaria concretar preus I alguns altres paràmetres.</text:p>
      <text:p text:style-name="Standard"/>
      <text:p text:style-name="P4">Atès que estam interessats a <text:span text:style-name="T5">comprar dues Unitats Xerox Altalink <text:s/>model C8155 concretament, voliem concretar algún tipus de comunicació ja sigui presencial o via email. </text:span></text:p>
      <text:p text:style-name="Standard"/>
      <text:p text:style-name="Standard"/>
      <text:p text:style-name="Standard"/>
      <text:p text:style-name="Standard">Mentre esperam la recepció de la nostra comanda, us saludam ben aten-</text:p>
      <text:p text:style-name="Standard">tament.</text:p>
      <text:p text:style-name="Standard"/>
      <text:p text:style-name="Standard"/>
      <text:p text:style-name="Standard"/>
      <text:p text:style-name="P5">Raquel Taltavull </text:p>
      <text:p text:style-name="P5">Directora de l’IES Joan Ramis I Ramis.</text:p>
      <text:p text:style-name="Standard"><text:span text:style-name="T5">Maó</text:span>, <text:span text:style-name="T5">5</text:span> d<text:span text:style-name="T5">e novembre</text:span> de 20<text:span text:style-name="T5">24</text:span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9:32:47.113188264</meta:creation-date>
    <dc:date>2024-11-05T09:53:29.309113428</dc:date>
    <meta:editing-duration>PT8M41S</meta:editing-duration>
    <meta:editing-cycles>1</meta:editing-cycles>
    <meta:generator>LibreOffice/24.2.5.2$Linux_X86_64 LibreOffice_project/420$Build-2</meta:generator>
    <meta:document-statistic meta:table-count="0" meta:image-count="0" meta:object-count="0" meta:page-count="1" meta:paragraph-count="15" meta:word-count="115" meta:character-count="724" meta:non-whitespace-character-count="618"/>
  </office:meta>
</office:document-meta>
</file>